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62aa" officeooo:paragraph-rsid="001e62aa"/>
    </style:style>
    <style:style style:name="P2" style:family="paragraph" style:parent-style-name="Standard">
      <style:text-properties officeooo:rsid="001fc433" officeooo:paragraph-rsid="001fc433"/>
    </style:style>
    <style:style style:name="P3" style:family="paragraph" style:parent-style-name="Standard">
      <style:text-properties officeooo:rsid="001fc433" officeooo:paragraph-rsid="002042b4"/>
    </style:style>
    <style:style style:name="P4" style:family="paragraph" style:parent-style-name="Standard">
      <style:text-properties officeooo:rsid="0021b252" officeooo:paragraph-rsid="0021b252"/>
    </style:style>
    <style:style style:name="P5" style:family="paragraph" style:parent-style-name="Standard">
      <style:text-properties officeooo:rsid="00237f1b" officeooo:paragraph-rsid="00237f1b"/>
    </style:style>
    <style:style style:name="P6" style:family="paragraph" style:parent-style-name="Standard">
      <style:text-properties officeooo:rsid="002042b4" officeooo:paragraph-rsid="002042b4"/>
    </style:style>
    <style:style style:name="P7" style:family="paragraph" style:parent-style-name="Standard">
      <style:text-properties officeooo:rsid="00237f1b" officeooo:paragraph-rsid="00237f1b"/>
    </style:style>
    <style:style style:name="P8" style:family="paragraph" style:parent-style-name="Standard">
      <style:text-properties officeooo:rsid="002a4cfc" officeooo:paragraph-rsid="002a4cfc"/>
    </style:style>
    <style:style style:name="T1" style:family="text">
      <style:text-properties officeooo:rsid="001fc433"/>
    </style:style>
    <style:style style:name="T2" style:family="text">
      <style:text-properties officeooo:rsid="002042b4"/>
    </style:style>
    <style:style style:name="T3" style:family="text">
      <style:text-properties officeooo:rsid="0021d2b2"/>
    </style:style>
    <style:style style:name="T4" style:family="text">
      <style:text-properties officeooo:rsid="0028e4f8"/>
    </style:style>
    <style:style style:name="T5" style:family="text">
      <style:text-properties officeooo:rsid="002acc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task of this term was to link together the attitude control, altitude control, and eyebrow recognition from previous terms to control a simulated airplane. To manage this I created a state machine.</text:p>
      <text:p text:style-name="P2"/>
      <text:p text:style-name="P2"/>
      <text:p text:style-name="P3">The eyebrow_state_machine.py waits for the initial orientation and altitude data from ROSflight attitude and Barometer nodes before starting a control loop. <text:span text:style-name="T2">The eyebrow states are sent from another python application faceSocket.py to the state machine over Ipv4 sockets. This is necessary because the version of ROS that ROSflight runs on requires python 2.7, but </text:span><text:span text:style-name="T4">M</text:span><text:span text:style-name="T2">ediapipe and </text:span><text:span text:style-name="T4">T</text:span><text:span text:style-name="T2">ensorflow libraries that are used for eyebrow detection require python 3.0 or above. This was the most elegant way I found to be able to bridge these requirements. </text:span></text:p>
      <text:p text:style-name="P3"/>
      <text:p text:style-name="P6">There are six states to the machine: neutral, left, right, up, down, failed. They control the rotations of the plane with neutral not doing anything. When the machine moves into the “failed” state it disables the attitude controller and enables the altitude controller while making the altitude controller’s set-point the current altitude. When the machine moves from the “failed” state to any other state it disables the altitude controller and enables the attitude controller while making the attitude controller’s set-point the current orientation. The “failed” state occurs when either the socket connection has failed between eyebrow_state_machine.py and faceSocket.py, or when faceSocket.py cannot detect a face.</text:p>
      <text:p text:style-name="P1"/>
      <text:p text:style-name="P1">Changing the orientation of the aircraft was done by multiplying the attitude set-point quaternion by a rotation quaternion. I created four separate rotation quaternions for up, down, left, and right. Since I don’t yet have an intuitive understanding of quaternions I made a function to convert to them from Euler angles. On startup of the state machine node creates the rotation quats from these Euler angles so the somewhat computationally expensive conversion only happens once. <text:span text:style-name="T1">During the control loop the attitude set-point rotations are applied at 2 degrees per decisecond. I found that this rate makes controlling the aircraft fairly smooth. For increased “smoothness” I could decrease the degree value while increasing the frequency, but I did not find it necessary. </text:span></text:p>
      <text:p text:style-name="P1"/>
      <text:p text:style-name="P4">I made the plane teleport to 10 meters above the ground with a small initial velocity when starting the attitude controller because it helps for testing purposes. The physics simulator takes into account friction and when trying to launch the plane from the ground I would have to max out the plane’s thrust to get it airborne and then decrease it dramatically.</text:p>
      <text:p text:style-name="P4"/>
      <text:p text:style-name="P4">I added a runway world file to the gazebo physics simulator startup to have something more interesting to look at rather than an empty world. It also helps when controlling the aircraft because otherwise there is no visual reference for where it is going. <text:span text:style-name="T3">This change was not possible until I moved the virtual machine housing the project to a more powerful computer. The processor was not capable of keeping up with the real-time physics simulations on the old machine when also trying to render anything other than an empty world. </text:span></text:p>
      <text:p text:style-name="P4"/>
      <text:p text:style-name="P4"/>
      <text:p text:style-name="P5">Changes to face detection</text:p>
      <text:p text:style-name="P5">When looking through the dataset for my eyebrows I found that about half of the labels for the left and right eyebrows were swapped. This ended up being caused by taking eyebrow samples with two different cameras. The camera on my laptop mirrors the image when capturing while the camera on my desktop computer does not. After re-labeling the images correctly and changing the image format from RGB to gray-scale I got much more accurate model than before.</text:p>
      <text:p text:style-name="P5"><text:soft-page-break/></text:p>
      <text:p text:style-name="P5"/>
      <text:p text:style-name="P8">Last term I found the PID gains for the pitch control portion of the attitude controller. This was done with a deterministic system that tested multiple different proportional gains until an osculating output was created. The resulting “ultimate” gain was put through the Ziegler Nichols equations to get proportional, integral, and derivative gains with a low steady state error. I applied this same system to the aileron and rudder portion to finish tuning the whole controller. <text:span text:style-name="T5">The initial orientation of the airplane was different for each control surface tuning with a 15 degree offset along their respective axis, but the set-point orientation was the same with a quaternion of (1,0,0,0). </text:span>I found tuning of the system had to be done in a specific order: elevator, ailerons, then rudder. The elevator had to be tuned before the ailerons because otherwise the plane would fall nose down when the airplane was banked. And the ailerons had to be tuned before the rudder or large yaws would induce a rolling momen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imbus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16:35:51.091308070</meta:creation-date>
    <dc:date>2023-06-19T08:52:51.663263468</dc:date>
    <meta:editing-duration>PT12H22M45S</meta:editing-duration>
    <meta:editing-cycles>11</meta:editing-cycles>
    <meta:generator>LibreOffice/7.4.7.2$Linux_X86_64 LibreOffice_project/40$Build-2</meta:generator>
    <meta:document-statistic meta:table-count="0" meta:image-count="0" meta:object-count="0" meta:page-count="2" meta:paragraph-count="9" meta:word-count="746" meta:character-count="4629" meta:non-whitespace-character-count="3888"/>
  </office:meta>
</office:document-meta>
</file>